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1d16" officeooo:paragraph-rsid="00011d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aube an die Dreifachen</text:p>
      <text:p text:style-name="P1"/>
      <text:p text:style-name="P1">Entstanden in Fernost. Basierend auf einem Schicksalsk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2:10:25.227612279</meta:creation-date>
    <dc:date>2017-07-30T12:44:31.978119969</dc:date>
    <meta:editing-duration>PT11M56S</meta:editing-duration>
    <meta:editing-cycles>1</meta:editing-cycles>
    <meta:document-statistic meta:table-count="0" meta:image-count="0" meta:object-count="0" meta:page-count="1" meta:paragraph-count="2" meta:word-count="11" meta:character-count="81" meta:non-whitespace-character-count="72"/>
    <meta:generator>LibreOffice/5.2.5.1$Linux_X86_64 LibreOffice_project/20m0$Build-1</meta:generator>
  </office:meta>
</office:document-meta>
</file>